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16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21.08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7.0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PageStyle_5f_escala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scala" table:style-name="ta1" table:print-ranges="escala.A1:escala.AG15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Default"/>
        <table:table-column table:style-name="co3" table:number-columns-repeated="991" table:default-cell-style-name="Default"/>
        <table:table-row table:style-name="ro1">
          <table:table-cell table:style-name="ce1" office:value-type="string" calcext:value-type="string" table:number-columns-spanned="33" table:number-rows-spanned="1">
            <text:p>Escala ASO1 - Central - Novembro</text:p>
          </table:table-cell>
          <table:covered-table-cell table:number-columns-repeated="32"/>
          <table:table-cell table:number-columns-repeated="991"/>
        </table:table-row>
        <table:table-row table:style-name="ro2">
          <table:table-cell table:style-name="ce2"/>
          <table:table-cell table:style-name="ce2" office:value-type="string" calcext:value-type="string">
            <text:p>Di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991"/>
        </table:table-row>
        <table:table-row table:style-name="ro2">
          <table:table-cell table:style-name="ce2"/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number-columns-repeated="2" table:style-name="ce2" office:value-type="string" calcext:value-type="string">
            <text:p>Q</text:p>
          </table:table-cell>
          <table:table-cell table:number-columns-repeated="2"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number-columns-repeated="2" table:style-name="ce2" office:value-type="string" calcext:value-type="string">
            <text:p>Q</text:p>
          </table:table-cell>
          <table:table-cell table:number-columns-repeated="2"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number-columns-repeated="2" table:style-name="ce2" office:value-type="string" calcext:value-type="string">
            <text:p>Q</text:p>
          </table:table-cell>
          <table:table-cell table:number-columns-repeated="2"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number-columns-repeated="2" table:style-name="ce2" office:value-type="string" calcext:value-type="string">
            <text:p>Q</text:p>
          </table:table-cell>
          <table:table-cell table:number-columns-repeated="2"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table:style-name="ce2"/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Sergio</text:p>
          </table:table-cell>
          <table:table-cell table:style-name="ce2" office:value-type="string" calcext:value-type="string">
            <text:p>5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B3</text:p>
          </table:table-cell>
          <table:table-cell table:style-name="ce4" office:value-type="string" calcext:value-type="string">
            <text:p>Q2</text:p>
          </table:table-cell>
          <table:table-cell table:style-name="ce3" office:value-type="string" calcext:value-type="string">
            <text:p>F</text:p>
          </table:table-cell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B4</text:p>
          </table:table-cell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B1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4" office:value-type="string" calcext:value-type="string">
            <text:p>B3</text:p>
          </table:table-cell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B2</text:p>
          </table:table-cell>
          <table:table-cell table:style-name="ce3" office:value-type="string" calcext:value-type="string">
            <text:p>F</text:p>
          </table:table-cell>
          <table:table-cell table:style-name="ce4" office:value-type="string" calcext:value-type="string">
            <text:p>B4</text:p>
          </table:table-cell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B3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B4</text:p>
          </table:table-cell>
          <table:table-cell table:style-name="ce4" office:value-type="string" calcext:value-type="string">
            <text:p>Q1</text:p>
          </table:table-cell>
          <table:table-cell table:style-name="ce3" office:value-type="string" calcext:value-type="string">
            <text:p>F</text:p>
          </table:table-cell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B3</text:p>
          </table:table-cell>
          <table:table-cell table:style-name="ce4"/>
          <table:table-cell/>
          <table:table-cell table:formula="of:=cont.se([.B4:.AG4]| &quot;B1&quot;)" office:value-type="string" office:string-value="" calcext:value-type="error">
            <text:p>Erro:508</text:p>
          </table:table-cell>
          <table:table-cell table:formula="of:=cont.se([.B4:.AG4]| &quot;B2&quot;)" office:value-type="string" office:string-value="" calcext:value-type="error">
            <text:p>Erro:508</text:p>
          </table:table-cell>
          <table:table-cell table:formula="of:=cont.se([.B4:.AG4]| &quot;B3&quot;)" office:value-type="string" office:string-value="" calcext:value-type="error">
            <text:p>Erro:508</text:p>
          </table:table-cell>
          <table:table-cell table:formula="of:=cont.se([.B4:.AG4]| &quot;B4&quot;)" office:value-type="string" office:string-value="" calcext:value-type="error">
            <text:p>Erro:508</text:p>
          </table:table-cell>
          <table:table-cell table:formula="of:=cont.se([.B4:.AG4]| &quot;Q1&quot;)" office:value-type="string" office:string-value="" calcext:value-type="error">
            <text:p>Erro:508</text:p>
          </table:table-cell>
          <table:table-cell table:formula="of:=cont.se([.B4:.AG4]| &quot;Q2&quot;)" office:value-type="string" office:string-value="" calcext:value-type="error">
            <text:p>Erro:508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Jessica A</text:p>
          </table:table-cell>
          <table:table-cell table:style-name="ce2" office:value-type="string" calcext:value-type="string">
            <text:p>11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B3</text:p>
          </table:table-cell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B2</text:p>
          </table:table-cell>
          <table:table-cell table:style-name="ce3" office:value-type="string" calcext:value-type="string">
            <text:p>F</text:p>
          </table:table-cell>
          <table:table-cell table:style-name="ce4" office:value-type="string" calcext:value-type="string">
            <text:p>B4</text:p>
          </table:table-cell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B3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B4</text:p>
          </table:table-cell>
          <table:table-cell table:style-name="ce4" office:value-type="string" calcext:value-type="string">
            <text:p>Q1</text:p>
          </table:table-cell>
          <table:table-cell table:style-name="ce3" office:value-type="string" calcext:value-type="string">
            <text:p>F</text:p>
          </table:table-cell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B3</text:p>
          </table:table-cell>
          <table:table-cell table:style-name="ce4" office:value-type="string" calcext:value-type="string">
            <text:p>Q2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B4</text:p>
          </table:table-cell>
          <table:table-cell table:style-name="ce4" office:value-type="string" calcext:value-type="string">
            <text:p>Q1</text:p>
          </table:table-cell>
          <table:table-cell table:style-name="ce3" office:value-type="string" calcext:value-type="string">
            <text:p>F</text:p>
          </table:table-cell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B3</text:p>
          </table:table-cell>
          <table:table-cell table:style-name="ce4" office:value-type="string" calcext:value-type="string">
            <text:p>Q2</text:p>
          </table:table-cell>
          <table:table-cell table:style-name="ce4"/>
          <table:table-cell/>
          <table:table-cell table:formula="of:=cont.se([.B5:.AG5]| &quot;B1&quot;)" office:value-type="string" office:string-value="" calcext:value-type="error">
            <text:p>Erro:508</text:p>
          </table:table-cell>
          <table:table-cell table:formula="of:=cont.se([.B5:.AG5]| &quot;B2&quot;)" office:value-type="string" office:string-value="" calcext:value-type="error">
            <text:p>Erro:508</text:p>
          </table:table-cell>
          <table:table-cell table:formula="of:=cont.se([.B5:.AG5]| &quot;B3&quot;)" office:value-type="string" office:string-value="" calcext:value-type="error">
            <text:p>Erro:508</text:p>
          </table:table-cell>
          <table:table-cell table:formula="of:=cont.se([.B5:.AG5]| &quot;B4&quot;)" office:value-type="string" office:string-value="" calcext:value-type="error">
            <text:p>Erro:508</text:p>
          </table:table-cell>
          <table:table-cell table:formula="of:=cont.se([.B5:.AG5]| &quot;Q1&quot;)" office:value-type="string" office:string-value="" calcext:value-type="error">
            <text:p>Erro:508</text:p>
          </table:table-cell>
          <table:table-cell table:formula="of:=cont.se([.B5:.AG5]| &quot;Q2&quot;)" office:value-type="string" office:string-value="" calcext:value-type="error">
            <text:p>Erro:508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Izabelle L</text:p>
          </table:table-cell>
          <table:table-cell table:style-name="ce2" office:value-type="string" calcext:value-type="string">
            <text:p>2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4" office:value-type="string" calcext:value-type="string">
            <text:p>B3</text:p>
          </table:table-cell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B4</text:p>
          </table:table-cell>
          <table:table-cell table:style-name="ce3" office:value-type="string" calcext:value-type="string">
            <text:p>F</text:p>
          </table:table-cell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B3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B4</text:p>
          </table:table-cell>
          <table:table-cell table:style-name="ce4" office:value-type="string" calcext:value-type="string">
            <text:p>Q1</text:p>
          </table:table-cell>
          <table:table-cell table:style-name="ce3" office:value-type="string" calcext:value-type="string">
            <text:p>F</text:p>
          </table:table-cell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B3</text:p>
          </table:table-cell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B2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4" office:value-type="string" calcext:value-type="string">
            <text:p>B4</text:p>
          </table:table-cell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B3</text:p>
          </table:table-cell>
          <table:table-cell table:style-name="ce3" office:value-type="string" calcext:value-type="string">
            <text:p>F</text:p>
          </table:table-cell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B2</text:p>
          </table:table-cell>
          <table:table-cell table:style-name="ce4"/>
          <table:table-cell/>
          <table:table-cell table:formula="of:=cont.se([.B6:.AG6]| &quot;B1&quot;)" office:value-type="string" office:string-value="" calcext:value-type="error">
            <text:p>Erro:508</text:p>
          </table:table-cell>
          <table:table-cell table:formula="of:=cont.se([.B6:.AG6]| &quot;B2&quot;)" office:value-type="string" office:string-value="" calcext:value-type="error">
            <text:p>Erro:508</text:p>
          </table:table-cell>
          <table:table-cell table:formula="of:=cont.se([.B6:.AG6]| &quot;B3&quot;)" office:value-type="string" office:string-value="" calcext:value-type="error">
            <text:p>Erro:508</text:p>
          </table:table-cell>
          <table:table-cell table:formula="of:=cont.se([.B6:.AG6]| &quot;B4&quot;)" office:value-type="string" office:string-value="" calcext:value-type="error">
            <text:p>Erro:508</text:p>
          </table:table-cell>
          <table:table-cell table:formula="of:=cont.se([.B6:.AG6]| &quot;Q1&quot;)" office:value-type="string" office:string-value="" calcext:value-type="error">
            <text:p>Erro:508</text:p>
          </table:table-cell>
          <table:table-cell table:formula="of:=cont.se([.B6:.AG6]| &quot;Q2&quot;)" office:value-type="string" office:string-value="" calcext:value-type="error">
            <text:p>Erro:508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Mayara</text:p>
          </table:table-cell>
          <table:table-cell table:style-name="ce2" office:value-type="string" calcext:value-type="string">
            <text:p>11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B4</text:p>
          </table:table-cell>
          <table:table-cell table:style-name="ce4" office:value-type="string" calcext:value-type="string">
            <text:p>Q1</text:p>
          </table:table-cell>
          <table:table-cell table:style-name="ce3" office:value-type="string" calcext:value-type="string">
            <text:p>F</text:p>
          </table:table-cell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B3</text:p>
          </table:table-cell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B2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4" office:value-type="string" calcext:value-type="string">
            <text:p>B4</text:p>
          </table:table-cell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B3</text:p>
          </table:table-cell>
          <table:table-cell table:style-name="ce3" office:value-type="string" calcext:value-type="string">
            <text:p>F</text:p>
          </table:table-cell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B4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B3</text:p>
          </table:table-cell>
          <table:table-cell table:style-name="ce3" office:value-type="string" calcext:value-type="string">
            <text:p>F</text:p>
          </table:table-cell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B4</text:p>
          </table:table-cell>
          <table:table-cell table:style-name="ce4"/>
          <table:table-cell/>
          <table:table-cell table:formula="of:=cont.se([.B7:.AG7]| &quot;B1&quot;)" office:value-type="string" office:string-value="" calcext:value-type="error">
            <text:p>Erro:508</text:p>
          </table:table-cell>
          <table:table-cell table:formula="of:=cont.se([.B7:.AG7]| &quot;B2&quot;)" office:value-type="string" office:string-value="" calcext:value-type="error">
            <text:p>Erro:508</text:p>
          </table:table-cell>
          <table:table-cell table:formula="of:=cont.se([.B7:.AG7]| &quot;B3&quot;)" office:value-type="string" office:string-value="" calcext:value-type="error">
            <text:p>Erro:508</text:p>
          </table:table-cell>
          <table:table-cell table:formula="of:=cont.se([.B7:.AG7]| &quot;B4&quot;)" office:value-type="string" office:string-value="" calcext:value-type="error">
            <text:p>Erro:508</text:p>
          </table:table-cell>
          <table:table-cell table:formula="of:=cont.se([.B7:.AG7]| &quot;Q1&quot;)" office:value-type="string" office:string-value="" calcext:value-type="error">
            <text:p>Erro:508</text:p>
          </table:table-cell>
          <table:table-cell table:formula="of:=cont.se([.B7:.AG7]| &quot;Q2&quot;)" office:value-type="string" office:string-value="" calcext:value-type="error">
            <text:p>Erro:508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Pedro V</text:p>
          </table:table-cell>
          <table:table-cell table:style-name="ce2" office:value-type="string" calcext:value-type="string">
            <text:p>2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B4</text:p>
          </table:table-cell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B1</text:p>
          </table:table-cell>
          <table:table-cell table:style-name="ce3" office:value-type="string" calcext:value-type="string">
            <text:p>F</text:p>
          </table:table-cell>
          <table:table-cell table:style-name="ce4" office:value-type="string" calcext:value-type="string">
            <text:p>B3</text:p>
          </table:table-cell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B2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4" office:value-type="string" calcext:value-type="string">
            <text:p>B4</text:p>
          </table:table-cell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B3</text:p>
          </table:table-cell>
          <table:table-cell table:style-name="ce3" office:value-type="string" calcext:value-type="string">
            <text:p>F</text:p>
          </table:table-cell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B4</text:p>
          </table:table-cell>
          <table:table-cell table:style-name="ce4" office:value-type="string" calcext:value-type="string">
            <text:p>Q1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B3</text:p>
          </table:table-cell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B2</text:p>
          </table:table-cell>
          <table:table-cell table:style-name="ce3" office:value-type="string" calcext:value-type="string">
            <text:p>F</text:p>
          </table:table-cell>
          <table:table-cell table:style-name="ce4" office:value-type="string" calcext:value-type="string">
            <text:p>B4</text:p>
          </table:table-cell>
          <table:table-cell table:style-name="ce4" office:value-type="string" calcext:value-type="string">
            <text:p>Q1</text:p>
          </table:table-cell>
          <table:table-cell table:style-name="ce4"/>
          <table:table-cell/>
          <table:table-cell table:formula="of:=cont.se([.B8:.AG8]| &quot;B1&quot;)" office:value-type="string" office:string-value="" calcext:value-type="error">
            <text:p>Erro:508</text:p>
          </table:table-cell>
          <table:table-cell table:formula="of:=cont.se([.B8:.AG8]| &quot;B2&quot;)" office:value-type="string" office:string-value="" calcext:value-type="error">
            <text:p>Erro:508</text:p>
          </table:table-cell>
          <table:table-cell table:formula="of:=cont.se([.B8:.AG8]| &quot;B3&quot;)" office:value-type="string" office:string-value="" calcext:value-type="error">
            <text:p>Erro:508</text:p>
          </table:table-cell>
          <table:table-cell table:formula="of:=cont.se([.B8:.AG8]| &quot;B4&quot;)" office:value-type="string" office:string-value="" calcext:value-type="error">
            <text:p>Erro:508</text:p>
          </table:table-cell>
          <table:table-cell table:formula="of:=cont.se([.B8:.AG8]| &quot;Q1&quot;)" office:value-type="string" office:string-value="" calcext:value-type="error">
            <text:p>Erro:508</text:p>
          </table:table-cell>
          <table:table-cell table:formula="of:=cont.se([.B8:.AG8]| &quot;Q2&quot;)" office:value-type="string" office:string-value="" calcext:value-type="error">
            <text:p>Erro:508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Elisio</text:p>
          </table:table-cell>
          <table:table-cell table:style-name="ce2" office:value-type="string" calcext:value-type="string">
            <text:p>11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4" office:value-type="string" calcext:value-type="string">
            <text:p>B4</text:p>
          </table:table-cell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B3</text:p>
          </table:table-cell>
          <table:table-cell table:style-name="ce3" office:value-type="string" calcext:value-type="string">
            <text:p>F</text:p>
          </table:table-cell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B4</text:p>
          </table:table-cell>
          <table:table-cell table:style-name="ce4" office:value-type="string" calcext:value-type="string">
            <text:p>Q1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B3</text:p>
          </table:table-cell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B2</text:p>
          </table:table-cell>
          <table:table-cell table:style-name="ce3" office:value-type="string" calcext:value-type="string">
            <text:p>F</text:p>
          </table:table-cell>
          <table:table-cell table:style-name="ce4" office:value-type="string" calcext:value-type="string">
            <text:p>B4</text:p>
          </table:table-cell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B1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4" office:value-type="string" calcext:value-type="string">
            <text:p>B3</text:p>
          </table:table-cell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B2</text:p>
          </table:table-cell>
          <table:table-cell table:style-name="ce3" office:value-type="string" calcext:value-type="string">
            <text:p>F</text:p>
          </table:table-cell>
          <table:table-cell table:style-name="ce4" office:value-type="string" calcext:value-type="string">
            <text:p>B4</text:p>
          </table:table-cell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B1</text:p>
          </table:table-cell>
          <table:table-cell table:style-name="ce4"/>
          <table:table-cell/>
          <table:table-cell table:formula="of:=cont.se([.B9:.AG9]| &quot;B1&quot;)" office:value-type="string" office:string-value="" calcext:value-type="error">
            <text:p>Erro:508</text:p>
          </table:table-cell>
          <table:table-cell table:formula="of:=cont.se([.B9:.AG9]| &quot;B2&quot;)" office:value-type="string" office:string-value="" calcext:value-type="error">
            <text:p>Erro:508</text:p>
          </table:table-cell>
          <table:table-cell table:formula="of:=cont.se([.B9:.AG9]| &quot;B3&quot;)" office:value-type="string" office:string-value="" calcext:value-type="error">
            <text:p>Erro:508</text:p>
          </table:table-cell>
          <table:table-cell table:formula="of:=cont.se([.B9:.AG9]| &quot;B4&quot;)" office:value-type="string" office:string-value="" calcext:value-type="error">
            <text:p>Erro:508</text:p>
          </table:table-cell>
          <table:table-cell table:formula="of:=cont.se([.B9:.AG9]| &quot;Q1&quot;)" office:value-type="string" office:string-value="" calcext:value-type="error">
            <text:p>Erro:508</text:p>
          </table:table-cell>
          <table:table-cell table:formula="of:=cont.se([.B9:.AG9]| &quot;Q2&quot;)" office:value-type="string" office:string-value="" calcext:value-type="error">
            <text:p>Erro:508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Gustavo</text:p>
          </table:table-cell>
          <table:table-cell table:style-name="ce2" office:value-type="string" calcext:value-type="string">
            <text:p>4</text:p>
          </table:table-cell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B1</text:p>
          </table:table-cell>
          <table:table-cell table:style-name="ce3" office:value-type="string" calcext:value-type="string">
            <text:p>F</text:p>
          </table:table-cell>
          <table:table-cell table:style-name="ce4" table:number-columns-repeated="3"/>
          <table:table-cell table:style-name="ce4" office:value-type="string" calcext:value-type="string">
            <text:p>B2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4" table:number-columns-repeated="2"/>
          <table:table-cell table:style-name="ce4" office:value-type="string" calcext:value-type="string">
            <text:p>B3</text:p>
          </table:table-cell>
          <table:table-cell table:style-name="ce4" office:value-type="string" calcext:value-type="string">
            <text:p>B1</text:p>
          </table:table-cell>
          <table:table-cell table:style-name="ce3" office:value-type="string" calcext:value-type="string">
            <text:p>F</text:p>
          </table:table-cell>
          <table:table-cell table:style-name="ce4" table:number-columns-repeated="2"/>
          <table:table-cell table:style-name="ce4" office:value-type="string" calcext:value-type="string">
            <text:p>B4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4" table:number-columns-repeated="2"/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B2</text:p>
          </table:table-cell>
          <table:table-cell table:style-name="ce3" office:value-type="string" calcext:value-type="string">
            <text:p>F</text:p>
          </table:table-cell>
          <table:table-cell table:style-name="ce4" table:number-columns-repeated="3"/>
          <table:table-cell table:style-name="ce4" office:value-type="string" calcext:value-type="string">
            <text:p>Q1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4"/>
          <table:table-cell/>
          <table:table-cell table:formula="of:=cont.se([.B10:.AG10]| &quot;B1&quot;)" office:value-type="string" office:string-value="" calcext:value-type="error">
            <text:p>Erro:508</text:p>
          </table:table-cell>
          <table:table-cell table:formula="of:=cont.se([.B10:.AG10]| &quot;B2&quot;)" office:value-type="string" office:string-value="" calcext:value-type="error">
            <text:p>Erro:508</text:p>
          </table:table-cell>
          <table:table-cell table:formula="of:=cont.se([.B10:.AG10]| &quot;B3&quot;)" office:value-type="string" office:string-value="" calcext:value-type="error">
            <text:p>Erro:508</text:p>
          </table:table-cell>
          <table:table-cell table:formula="of:=cont.se([.B10:.AG10]| &quot;B4&quot;)" office:value-type="string" office:string-value="" calcext:value-type="error">
            <text:p>Erro:508</text:p>
          </table:table-cell>
          <table:table-cell table:formula="of:=cont.se([.B10:.AG10]| &quot;Q1&quot;)" office:value-type="string" office:string-value="" calcext:value-type="error">
            <text:p>Erro:508</text:p>
          </table:table-cell>
          <table:table-cell table:formula="of:=cont.se([.B10:.AG10]| &quot;Q2&quot;)" office:value-type="string" office:string-value="" calcext:value-type="error">
            <text:p>Erro:508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Poliana</text:p>
          </table:table-cell>
          <table:table-cell table:style-name="ce2" office:value-type="string" calcext:value-type="string">
            <text:p>10</text:p>
          </table:table-cell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B3</text:p>
          </table:table-cell>
          <table:table-cell table:style-name="ce3" office:value-type="string" calcext:value-type="string">
            <text:p>F</text:p>
          </table:table-cell>
          <table:table-cell table:style-name="ce4" table:number-columns-repeated="3"/>
          <table:table-cell table:style-name="ce4" office:value-type="string" calcext:value-type="string">
            <text:p>B4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4" table:number-columns-repeated="2"/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B2</text:p>
          </table:table-cell>
          <table:table-cell table:style-name="ce3" office:value-type="string" calcext:value-type="string">
            <text:p>F</text:p>
          </table:table-cell>
          <table:table-cell table:style-name="ce4" table:number-columns-repeated="3"/>
          <table:table-cell table:style-name="ce4" office:value-type="string" calcext:value-type="string">
            <text:p>Q1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4"/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B4</text:p>
          </table:table-cell>
          <table:table-cell table:style-name="ce3" office:value-type="string" calcext:value-type="string">
            <text:p>F</text:p>
          </table:table-cell>
          <table:table-cell table:style-name="ce4" table:number-columns-repeated="2"/>
          <table:table-cell table:style-name="ce4" office:value-type="string" calcext:value-type="string">
            <text:p>B1</text:p>
          </table:table-cell>
          <table:table-cell table:style-name="ce4"/>
          <table:table-cell table:number-columns-repeated="2" table:style-name="ce3" office:value-type="string" calcext:value-type="string">
            <text:p>F</text:p>
          </table:table-cell>
          <table:table-cell table:style-name="ce4"/>
          <table:table-cell table:number-columns-repeated="991"/>
        </table:table-row>
        <table:table-row table:style-name="ro2">
          <table:table-cell table:style-name="ce2" office:value-type="string" calcext:value-type="string">
            <text:p>Bruno</text:p>
          </table:table-cell>
          <table:table-cell table:style-name="ce2" office:value-type="string" calcext:value-type="string">
            <text:p>1</text:p>
          </table:table-cell>
          <table:table-cell table:style-name="ce4" office:value-type="string" calcext:value-type="string">
            <text:p>B3</text:p>
          </table:table-cell>
          <table:table-cell table:style-name="ce4" office:value-type="string" calcext:value-type="string">
            <text:p>Q2</text:p>
          </table:table-cell>
          <table:table-cell table:style-name="ce4"/>
          <table:table-cell table:style-name="ce3" office:value-type="string" calcext:value-type="string">
            <text:p>F</text:p>
          </table:table-cell>
          <table:table-cell table:style-name="ce4" table:number-columns-repeated="2"/>
          <table:table-cell table:style-name="ce4" office:value-type="string" calcext:value-type="string">
            <text:p>Q1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4"/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B2</text:p>
          </table:table-cell>
          <table:table-cell table:style-name="ce3" office:value-type="string" calcext:value-type="string">
            <text:p>F</text:p>
          </table:table-cell>
          <table:table-cell table:style-name="ce4" table:number-columns-repeated="3"/>
          <table:table-cell table:style-name="ce4" office:value-type="string" calcext:value-type="string">
            <text:p>B1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4" table:number-columns-repeated="2"/>
          <table:table-cell table:style-name="ce4" office:value-type="string" calcext:value-type="string">
            <text:p>B4</text:p>
          </table:table-cell>
          <table:table-cell table:style-name="ce4" office:value-type="string" calcext:value-type="string">
            <text:p>Q1</text:p>
          </table:table-cell>
          <table:table-cell table:style-name="ce3" office:value-type="string" calcext:value-type="string">
            <text:p>F</text:p>
          </table:table-cell>
          <table:table-cell table:style-name="ce4" table:number-columns-repeated="3"/>
          <table:table-cell table:style-name="ce4" office:value-type="string" calcext:value-type="string">
            <text:p>B2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4"/>
          <table:table-cell table:number-columns-repeated="991"/>
        </table:table-row>
        <table:table-row table:style-name="ro2">
          <table:table-cell table:style-name="ce2" office:value-type="string" calcext:value-type="string">
            <text:p>Bernard</text:p>
          </table:table-cell>
          <table:table-cell table:style-name="ce2" office:value-type="string" calcext:value-type="string">
            <text:p>10</text:p>
          </table:table-cell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B2</text:p>
          </table:table-cell>
          <table:table-cell table:style-name="ce3" office:value-type="string" calcext:value-type="string">
            <text:p>F</text:p>
          </table:table-cell>
          <table:table-cell table:style-name="ce4" table:number-columns-repeated="3"/>
          <table:table-cell table:style-name="ce4" office:value-type="string" calcext:value-type="string">
            <text:p>B1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4" table:number-columns-repeated="2"/>
          <table:table-cell table:style-name="ce4" office:value-type="string" calcext:value-type="string">
            <text:p>B4</text:p>
          </table:table-cell>
          <table:table-cell table:style-name="ce4" office:value-type="string" calcext:value-type="string">
            <text:p>Q1</text:p>
          </table:table-cell>
          <table:table-cell table:style-name="ce3" office:value-type="string" calcext:value-type="string">
            <text:p>F</text:p>
          </table:table-cell>
          <table:table-cell table:style-name="ce4" table:number-columns-repeated="3"/>
          <table:table-cell table:style-name="ce4" office:value-type="string" calcext:value-type="string">
            <text:p>B2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4"/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B1</text:p>
          </table:table-cell>
          <table:table-cell table:style-name="ce3" office:value-type="string" calcext:value-type="string">
            <text:p>F</text:p>
          </table:table-cell>
          <table:table-cell table:style-name="ce4" table:number-columns-repeated="2"/>
          <table:table-cell table:style-name="ce4" office:value-type="string" calcext:value-type="string">
            <text:p>Q2</text:p>
          </table:table-cell>
          <table:table-cell table:style-name="ce4"/>
          <table:table-cell table:number-columns-repeated="2" table:style-name="ce3" office:value-type="string" calcext:value-type="string">
            <text:p>F</text:p>
          </table:table-cell>
          <table:table-cell table:style-name="ce4"/>
          <table:table-cell table:number-columns-repeated="991"/>
        </table:table-row>
        <table:table-row table:style-name="ro2">
          <table:table-cell table:style-name="ce2" office:value-type="string" calcext:value-type="string">
            <text:p>Rodrigo P</text:p>
          </table:table-cell>
          <table:table-cell table:style-name="ce2" office:value-type="string" calcext:value-type="string">
            <text:p>1</text:p>
          </table:table-cell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B4</text:p>
          </table:table-cell>
          <table:table-cell table:style-name="ce4"/>
          <table:table-cell table:style-name="ce3" office:value-type="string" calcext:value-type="string">
            <text:p>F</text:p>
          </table:table-cell>
          <table:table-cell table:style-name="ce4" table:number-columns-repeated="2"/>
          <table:table-cell table:style-name="ce4" office:value-type="string" calcext:value-type="string">
            <text:p>B3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4"/>
          <table:table-cell table:style-name="ce4" office:value-type="string" calcext:value-type="string">
            <text:p>B4</text:p>
          </table:table-cell>
          <table:table-cell table:style-name="ce4" office:value-type="string" calcext:value-type="string">
            <text:p>Q1</text:p>
          </table:table-cell>
          <table:table-cell table:style-name="ce3" office:value-type="string" calcext:value-type="string">
            <text:p>F</text:p>
          </table:table-cell>
          <table:table-cell table:style-name="ce4" table:number-columns-repeated="3"/>
          <table:table-cell table:style-name="ce4" office:value-type="string" calcext:value-type="string">
            <text:p>Q2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4" table:number-columns-repeated="2"/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B3</text:p>
          </table:table-cell>
          <table:table-cell table:style-name="ce3" office:value-type="string" calcext:value-type="string">
            <text:p>F</text:p>
          </table:table-cell>
          <table:table-cell table:style-name="ce4" table:number-columns-repeated="3"/>
          <table:table-cell table:style-name="ce4" office:value-type="string" calcext:value-type="string">
            <text:p>B3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4"/>
          <table:table-cell table:number-columns-repeated="991"/>
        </table:table-row>
        <table:table-row table:style-name="ro2">
          <table:table-cell table:style-name="ce2" office:value-type="string" calcext:value-type="string">
            <text:p>Barbara</text:p>
          </table:table-cell>
          <table:table-cell table:style-name="ce2" office:value-type="string" calcext:value-type="string">
            <text:p>10</text:p>
          </table:table-cell>
          <table:table-cell table:style-name="ce4" office:value-type="string" calcext:value-type="string">
            <text:p>B4</text:p>
          </table:table-cell>
          <table:table-cell table:style-name="ce4" office:value-type="string" calcext:value-type="string">
            <text:p>Q1</text:p>
          </table:table-cell>
          <table:table-cell table:style-name="ce3" office:value-type="string" calcext:value-type="string">
            <text:p>F</text:p>
          </table:table-cell>
          <table:table-cell table:style-name="ce4" table:number-columns-repeated="3"/>
          <table:table-cell table:style-name="ce4" office:value-type="string" calcext:value-type="string">
            <text:p>Q2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4" table:number-columns-repeated="2"/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B3</text:p>
          </table:table-cell>
          <table:table-cell table:style-name="ce3" office:value-type="string" calcext:value-type="string">
            <text:p>F</text:p>
          </table:table-cell>
          <table:table-cell table:style-name="ce4" table:number-columns-repeated="3"/>
          <table:table-cell table:style-name="ce4" office:value-type="string" calcext:value-type="string">
            <text:p>B3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4"/>
          <table:table-cell table:style-name="ce4" office:value-type="string" calcext:value-type="string">
            <text:p>B3</text:p>
          </table:table-cell>
          <table:table-cell table:style-name="ce4" office:value-type="string" calcext:value-type="string">
            <text:p>Q2</text:p>
          </table:table-cell>
          <table:table-cell table:style-name="ce3" office:value-type="string" calcext:value-type="string">
            <text:p>F</text:p>
          </table:table-cell>
          <table:table-cell table:style-name="ce4" table:number-columns-repeated="2"/>
          <table:table-cell table:style-name="ce4" office:value-type="string" calcext:value-type="string">
            <text:p>B4</text:p>
          </table:table-cell>
          <table:table-cell table:style-name="ce4"/>
          <table:table-cell table:number-columns-repeated="2" table:style-name="ce3" office:value-type="string" calcext:value-type="string">
            <text:p>F</text:p>
          </table:table-cell>
          <table:table-cell table:style-name="ce4"/>
          <table:table-cell table:number-columns-repeated="991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escala.$A$1" table:cell-range-address="$escala.$A$1:.$AG$1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5.4mm" fo:margin-bottom="25.4mm" fo:margin-left="19.05mm" fo:margin-right="19.05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escala" style:display-name="PageStyle_escal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meta:creation-date>2018-10-31T09:06:14</meta:creation-date>
    <dc:date>2018-11-08T06:25:48.068037214</dc:date>
    <meta:generator>LibreOffice/6.0.3.2$Linux_X86_64 LibreOffice_project/00m0$Build-2</meta:generator>
    <meta:editing-duration>PT12M58S</meta:editing-duration>
    <meta:editing-cycles>2</meta:editing-cycles>
    <meta:document-statistic meta:table-count="1" meta:cell-count="423" meta:object-count="0"/>
    <meta:user-defined meta:name="AppVersion">2.5</meta:user-defined>
  </office:meta>
</office:document-meta>
</file>